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08:Sheet1.H232 Sheet1.I208:Sheet1.I232 Sheet1.H3:Sheet1.H17 Sheet1.I3:Sheet1.I17 Sheet1.H19:Sheet1.H32 Sheet1.I19:Sheet1.I32 Sheet1.H96:Sheet1.H127 Sheet1.I96:Sheet1.I127 Sheet1.H129:Sheet1.H154 Sheet1.I129:Sheet1.I154 Sheet1.H156:Sheet1.H182 Sheet1.I156:Sheet1.I182 Sheet1.H184:Sheet1.H206 Sheet1.I184:Sheet1.I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5pt" svg:x="1033.43pt" svg:y="346.45pt">
            <draw:object draw:notify-on-update-of-ranges="Sheet1.H34:Sheet1.H48 Sheet1.G34:Sheet1.G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8.86pt" svg:height="246.78pt" svg:x="1759.49pt" svg:y="717.14pt">
            <draw:object draw:notify-on-update-of-ranges="Sheet1.H96:Sheet1.H127 Sheet1.I96:Sheet1.I127 Sheet1.H3:Sheet1.H17 Sheet1.I3:Sheet1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1.09pt" svg:height="238.93pt" svg:x="1763.89pt" svg:y="991.3pt">
            <draw:object draw:notify-on-update-of-ranges="Sheet1.H234:Sheet1.H251 Sheet1.I234:Sheet1.I251 Sheet1.H75:Sheet1.H82 Sheet1.I75:Sheet1.I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33.9pt" svg:height="244.06pt" svg:x="1312.36pt" svg:y="994.76pt">
            <draw:object draw:notify-on-update-of-ranges="Sheet1.H75:Sheet1.H82 Sheet1.G75:Sheet1.G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30.67pt" svg:height="242.39pt" svg:x="1315.59pt" svg:y="718.58pt">
            <draw:object draw:notify-on-update-of-ranges="Sheet1.H234:Sheet1.H251 Sheet1.G234:Sheet1.G2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433.81pt" svg:height="244.15pt" svg:x="1312.44pt" svg:y="1270.94pt">
            <draw:object draw:notify-on-update-of-ranges="Sheet1.H96:Sheet1.H127 Sheet1.G96:Sheet1.G1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436.88pt" svg:height="245.88pt" svg:x="1311.9pt" svg:y="1541.03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436.88pt" svg:height="245.88pt" svg:x="1314.68pt" svg:y="1817.72pt">
            <draw:object draw:notify-on-update-of-ranges="Sheet1.H129:Sheet1.H154 Sheet1.G129:Sheet1.G1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number-columns-repeated="6"/>
          <table:table-cell table:style-name="ce5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S3I30G25</text:p>
          </table:table-cell>
          <table:covered-table-cell table:number-columns-repeated="8"/>
          <table:table-cell table:number-columns-repeated="6"/>
          <table:table-cell table:style-name="ce5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office:value-type="float" office:value="33.2823923465828" calcext:value-type="float">
            <text:p>33.282392346582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office:value-type="float" office:value="31.1797294641256" calcext:value-type="float">
            <text:p>31.179729464125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office:value-type="float" office:value="49.4433235533747" calcext:value-type="float">
            <text:p>49.443323553374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office:value-type="float" office:value="66.0563595580701" calcext:value-type="float">
            <text:p>66.056359558070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office:value-type="float" office:value="150.927343037426" calcext:value-type="float">
            <text:p>150.92734303742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office:value-type="float" office:value="61.7563842866606" calcext:value-type="float">
            <text:p>61.756384286660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office:value-type="float" office:value="59.9297574256516" calcext:value-type="float">
            <text:p>59.929757425651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office:value-type="float" office:value="37.3112838583187" calcext:value-type="float">
            <text:p>37.311283858318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number-columns-repeated="15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number-columns-repeated="1015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20:22:32.01225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17T21:34:04.607860343</dc:date>
    <meta:editing-duration>PT15H31M58S</meta:editing-duration>
    <meta:editing-cycles>7</meta:editing-cycles>
    <meta:generator>LibreOffice/6.2.1.2$Linux_X86_64 LibreOffice_project/20$Build-2</meta:generator>
    <meta:document-statistic meta:table-count="1" meta:cell-count="216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08:Sheet1.I232 Sheet1.I3:Sheet1.I17 Sheet1.I19:Sheet1.I32 Sheet1.I96:Sheet1.I127 Sheet1.I129:Sheet1.I154 Sheet1.I156:Sheet1.I182 Sheet1.I184:Sheet1.I206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08:Sheet1.I232" loext:label-string="&quot;Aggregate LHS (Short as Possible)&quot;" chart:class="chart:scatter">
            <chart:domain table:cell-range-address="Sheet1.H208:Sheet1.H232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96:Sheet1.I127" loext:label-string="&quot;Aggregate LHS (Long Run)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129:Sheet1.I154" loext:label-string="&quot;Aggregate LHS (Short Run)&quot;" chart:class="chart:scatter">
            <chart:domain table:cell-range-address="Sheet1.H129:Sheet1.H154"/>
            <chart:data-point chart:repeated="26"/>
          </chart:series>
          <chart:series chart:style-name="ch12" chart:values-cell-range-address="Sheet1.I156:Sheet1.I182" loext:label-string="&quot;Aggregate LHS (Very Short Run)&quot;" chart:class="chart:scatter">
            <chart:domain table:cell-range-address="Sheet1.H156:Sheet1.H182"/>
            <chart:data-point chart:repeated="27"/>
          </chart:series>
          <chart:series chart:style-name="ch13" chart:values-cell-range-address="Sheet1.I184:Sheet1.I206" loext:label-string="&quot;Aggregate LHS (WTF Short Run)&quot;" chart:class="chart:scatter">
            <chart:domain table:cell-range-address="Sheet1.H184:Sheet1.H20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08:Sheet1.H232</svg:desc>
                </draw:g>
              </table:table-cell>
              <table:table-cell office:value-type="float" office:value="50.5732818016767">
                <text:p>50.5732818016767</text:p>
                <draw:g>
                  <svg:desc>Sheet1.I208:Sheet1.I232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7.4831260019599">
                <text:p>37.4831260019599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798.6507547">
                <text:p>798.6507547</text:p>
                <draw:g>
                  <svg:desc>Sheet1.H129:Sheet1.H154</svg:desc>
                </draw:g>
              </table:table-cell>
              <table:table-cell office:value-type="float" office:value="36.4570530812875">
                <text:p>36.4570530812875</text:p>
                <draw:g>
                  <svg:desc>Sheet1.I129:Sheet1.I154</svg:desc>
                </draw:g>
              </table:table-cell>
              <table:table-cell office:value-type="float" office:value="958.2381447">
                <text:p>958.2381447</text:p>
                <draw:g>
                  <svg:desc>Sheet1.H156:Sheet1.H182</svg:desc>
                </draw:g>
              </table:table-cell>
              <table:table-cell office:value-type="float" office:value="29.8049138680089">
                <text:p>29.8049138680089</text:p>
                <draw:g>
                  <svg:desc>Sheet1.I156:Sheet1.I182</svg:desc>
                </draw:g>
              </table:table-cell>
              <table:table-cell office:value-type="float" office:value="259.5980027">
                <text:p>259.5980027</text:p>
                <draw:g>
                  <svg:desc>Sheet1.H184:Sheet1.H206</svg:desc>
                </draw:g>
              </table:table-cell>
              <table:table-cell office:value-type="float" office:value="77.7508987531059">
                <text:p>77.7508987531059</text:p>
                <draw:g>
                  <svg:desc>Sheet1.I184:Sheet1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column-mapping="1 0" chart:style-name="ch1">
        <chart:title svg:x="6.585cm" svg:y="0.315cm" chart:style-name="ch2">
          <text:p>Pareto Front</text:p>
        </chart:title>
        <chart:plot-area chart:style-name="ch3" table:cell-range-address="Sheet1.G34:Sheet1.H48" svg:x="1.252cm" svg:y="1.196cm" svg:width="14.436cm" svg:height="6.724cm">
          <chartooo:coordinate-region svg:x="1.688cm" svg:y="1.395cm" svg:width="13.629cm" svg:height="5.878cm"/>
          <chart:axis chart:dimension="x" chart:name="primary-x" chart:style-name="ch4">
            <chart:title svg:x="7.619cm" svg:y="8.101cm" chart:style-name="ch5">
              <text:p>Weight(kg)</text:p>
            </chart:title>
          </chart:axis>
          <chart:axis chart:dimension="y" chart:name="primary-y" chart:style-name="ch4">
            <chart:title svg:x="0.451cm" svg:y="6.467cm" chart:style-name="ch6">
              <text:p>Reliability Index (unitless)</text:p>
            </chart:title>
            <chart:grid chart:style-name="ch7" chart:class="major"/>
          </chart:axis>
          <chart:series chart:style-name="ch8" chart:values-cell-range-address="Sheet1.G34:Sheet1.G48" chart:class="chart:scatter">
            <chart:domain table:cell-range-address="Sheet1.H34:Sheet1.H4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.8181466">
                <text:p>434.8181466</text:p>
                <draw:g>
                  <svg:desc>Sheet1.H34:Sheet1.H48</svg:desc>
                </draw:g>
              </table:table-cell>
              <table:table-cell office:value-type="float" office:value="5.07441133096367">
                <text:p>5.07441133096367</text:p>
                <draw:g>
                  <svg:desc>Sheet1.G34:Sheet1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5480629">
                <text:p>499.5480629</text:p>
              </table:table-cell>
              <table:table-cell office:value-type="float" office:value="5.61632823909231">
                <text:p>5.616328239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855432">
                <text:p>746.1855432</text:p>
              </table:table-cell>
              <table:table-cell office:value-type="float" office:value="6.19498313279753">
                <text:p>6.1949831327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1266145">
                <text:p>991.1266145</text:p>
              </table:table-cell>
              <table:table-cell office:value-type="float" office:value="6.64385458454359">
                <text:p>6.6438545845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0743246">
                <text:p>339.0743246</text:p>
              </table:table-cell>
              <table:table-cell office:value-type="float" office:value="3.945690464395">
                <text:p>3.94569046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.8069196">
                <text:p>337.8069196</text:p>
              </table:table-cell>
              <table:table-cell office:value-type="float" office:value="3.55937409298869">
                <text:p>3.5593740929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.295782">
                <text:p>274.295782</text:p>
              </table:table-cell>
              <table:table-cell office:value-type="float" office:value="3.43984381562544">
                <text:p>3.4398438156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77195">
                <text:p>238.9577195</text:p>
              </table:table-cell>
              <table:table-cell office:value-type="float" office:value="3.29575914966236">
                <text:p>3.2957591496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.4270732">
                <text:p>900.4270732</text:p>
              </table:table-cell>
              <table:table-cell office:value-type="float" office:value="6.61086772973033">
                <text:p>6.6108677297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.6620075">
                <text:p>675.6620075</text:p>
              </table:table-cell>
              <table:table-cell office:value-type="float" office:value="6.07099342573903">
                <text:p>6.07099342573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.0064701">
                <text:p>559.0064701</text:p>
              </table:table-cell>
              <table:table-cell office:value-type="float" office:value="5.96116543208601">
                <text:p>5.96116543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.6908146">
                <text:p>880.6908146</text:p>
              </table:table-cell>
              <table:table-cell office:value-type="float" office:value="6.34549384530395">
                <text:p>6.3454938453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.1808663">
                <text:p>731.1808663</text:p>
              </table:table-cell>
              <table:table-cell office:value-type="float" office:value="6.18989095369007">
                <text:p>6.1898909536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7121556">
                <text:p>793.7121556</text:p>
              </table:table-cell>
              <table:table-cell office:value-type="float" office:value="6.22409294470902">
                <text:p>6.2240929447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.4518761">
                <text:p>550.4518761</text:p>
              </table:table-cell>
              <table:table-cell office:value-type="float" office:value="5.6366828535114">
                <text:p>5.6366828535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609cm" svg:y="0.308cm" chart:style-name="ch2">
          <text:p>Aggregate LHS Pareto Front (Intermediate Run)</text:p>
        </chart:title>
        <chart:plot-area chart:style-name="ch3" table:cell-range-address="Sheet1.G129:Sheet1.H154" svg:x="1.24cm" svg:y="1.182cm" svg:width="13.865cm" svg:height="6.418cm">
          <chartooo:coordinate-region svg:x="1.861cm" svg:y="1.342cm" svg:width="12.686cm" svg:height="5.6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129:Sheet1.G154" chart:class="chart:scatter">
            <chart:domain table:cell-range-address="Sheet1.H129:Sheet1.H154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29:Sheet1.H154</svg:desc>
                </draw:g>
              </table:table-cell>
              <table:table-cell office:value-type="float" office:value="47.8530088029292">
                <text:p>47.8530088029292</text:p>
                <draw:g>
                  <svg:desc>Sheet1.G129:Sheet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4.9059311908399">
                <text:p>64.905931190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119.453719151255">
                <text:p>119.453719151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82.8168375321088">
                <text:p>82.816837532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78.4909568455035">
                <text:p>78.490956845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4.9437972705353">
                <text:p>64.943797270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47.3425981230271">
                <text:p>47.342598123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8.6930446396059">
                <text:p>38.693044639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83.8767455943583">
                <text:p>83.876745594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49.5305621895052">
                <text:p>49.530562189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41.252605232111">
                <text:p>41.25260523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116.316287832294">
                <text:p>116.31628783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112.348289653474">
                <text:p>112.348289653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43.9166860500178">
                <text:p>43.916686050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9.8426955752663">
                <text:p>39.842695575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88.2073050163731">
                <text:p>88.207305016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82.3931458459288">
                <text:p>82.393145845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71.861505699204">
                <text:p>71.8615056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56.9719897766221">
                <text:p>56.971989776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49.2182559585569">
                <text:p>49.2182559585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54.5675128697785">
                <text:p>54.567512869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49.1019698633634">
                <text:p>49.1019698633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59.1230373007142">
                <text:p>59.123037300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75.0558048610622">
                <text:p>75.0558048610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84.5588347182333">
                <text:p>84.5588347182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44.3533038865594">
                <text:p>44.3533038865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96:Sheet1.I127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96:Sheet1.I127" loext:label-string="&quot;Aggregate LHS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34:Sheet1.I251 Sheet1.I75:Sheet1.I82" chart:data-source-has-labels="row" svg:x="1.236cm" svg:y="1.172cm" svg:width="10.348cm" svg:height="6.188cm">
          <chartooo:coordinate-region svg:x="1.857cm" svg:y="1.332cm" svg:width="9.355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34:Sheet1.I251" loext:label-string="&quot;Aggregate LHS&quot;" chart:class="chart:scatter">
            <chart:domain table:cell-range-address="Sheet1.H234:Sheet1.H251"/>
            <chart:data-point chart:repeated="18"/>
          </chart:series>
          <chart:series chart:style-name="ch11" chart:values-cell-range-address="Sheet1.I75:Sheet1.I82" loext:label-string="&quot;Stochastic Loads&quot;" chart:class="chart:scatter">
            <chart:domain table:cell-range-address="Sheet1.H75:Sheet1.H82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50.1415571259086">
                <text:p>50.1415571259086</text:p>
                <draw:g>
                  <svg:desc>Sheet1.I234:Sheet1.I251</svg:desc>
                </draw:g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33.2823923465828">
                <text:p>33.2823923465828</text:p>
                <draw:g>
                  <svg:desc>Sheet1.I75:Sheet1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75:Sheet1.H82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75:Sheet1.G82" chart:class="chart:scatter">
            <chart:domain table:cell-range-address="Sheet1.H75:Sheet1.H8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6.57852418190467">
                <text:p>6.57852418190467</text:p>
                <draw:g>
                  <svg:desc>Sheet1.G75:Sheet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34:Sheet1.H251" svg:x="1.235cm" svg:y="1.178cm" svg:width="13.656cm" svg:height="6.301cm">
          <chartooo:coordinate-region svg:x="1.856cm" svg:y="1.338cm" svg:width="12.477cm" svg:height="5.573cm"/>
          <chart:axis chart:dimension="x" chart:name="primary-x" chart:style-name="ch4">
            <chart:title svg:x="7.358cm" svg:y="7.651cm" chart:style-name="ch5">
              <text:p>Mass(kg)</text:p>
            </chart:title>
          </chart:axis>
          <chart:axis chart:dimension="y" chart:name="primary-y" chart:style-name="ch6">
            <chart:title svg:x="0.451cm" svg:y="5.708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34:Sheet1.G251" chart:class="chart:scatter">
            <chart:domain table:cell-range-address="Sheet1.H234:Sheet1.H251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65.1855958588575">
                <text:p>65.1855958588575</text:p>
                <draw:g>
                  <svg:desc>Sheet1.G234:Sheet1.G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96:Sheet1.H127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96:Sheet1.G127" chart:class="chart:scatter">
            <chart:domain table:cell-range-address="Sheet1.H96:Sheet1.H127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75.3212141670825">
                <text:p>75.3212141670825</text:p>
                <draw:g>
                  <svg:desc>Sheet1.G96:Sheet1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